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e867" officeooo:paragraph-rsid="001c8069"/>
    </style:style>
    <style:style style:name="P2" style:family="paragraph" style:parent-style-name="Standard">
      <style:text-properties fo:font-size="12pt" officeooo:rsid="001be867" officeooo:paragraph-rsid="001c8069" style:font-size-asian="12pt" style:font-size-complex="12pt"/>
    </style:style>
    <style:style style:name="P3" style:family="paragraph" style:parent-style-name="Standard">
      <style:text-properties fo:font-size="12pt" officeooo:rsid="001c8069" officeooo:paragraph-rsid="001c8069" style:font-size-asian="12pt" style:font-size-complex="12pt"/>
    </style:style>
    <style:style style:name="P4" style:family="paragraph" style:parent-style-name="Standard">
      <style:text-properties fo:font-size="12pt" officeooo:rsid="001be867" officeooo:paragraph-rsid="001c8069" fo:background-color="#ffff00" style:font-size-asian="12pt" style:font-size-complex="12pt"/>
    </style:style>
    <style:style style:name="P5" style:family="paragraph" style:parent-style-name="Standard">
      <style:text-properties fo:color="#c9211e" loext:opacity="100%" fo:font-size="12pt" officeooo:rsid="001be867" officeooo:paragraph-rsid="001c8069" fo:background-color="#ffff00" style:font-size-asian="12pt" style:font-size-complex="12pt"/>
    </style:style>
    <style:style style:name="T1" style:family="text">
      <style:text-properties officeooo:rsid="001be867"/>
    </style:style>
    <style:style style:name="T2" style:family="text">
      <style:text-properties officeooo:rsid="001d98fa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text:tab/><text:tab/><text:tab/><text:tab/><text:tab/> <text:tab/><text:span text:style-name="T1">Home</text:span></text:p>
      <text:p text:style-name="Standard"><text:tab/><text:tab/><text:tab/><text:tab/> <text:s text:c="19"/><text:span text:style-name="T1">(index.html)</text:span></text:p>
      <text:p text:style-name="Standard"/>
      <text:p text:style-name="Standard"><text:tab/><text:tab/></text:p>
      <text:p text:style-name="Standard"><text:s text:c="3"/></text:p>
      <text:p text:style-name="P1"><text:tab/><text:tab/>Vereinsgeschichte <text:tab/> <text:s text:c="15"/>Kader <text:tab/> <text:s text:c="15"/>Spieltag <text:tab/> <text:s text:c="7"/></text:p>
      <text:p text:style-name="P2"><text:s text:c="14"/><text:tab/>(geschichte.html) <text:s text:c="17"/>(kader.html) <text:s text:c="18"/>(spieltag.html) <text:s text:c="7"/></text:p>
      <text:p text:style-name="P2"/>
      <text:p text:style-name="P2"><text:tab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tab/><text:tab/><text:tab/><text:tab/><text:tab/>Impressum <text:s text:c="20"/>Kontakt</text:p>
      <text:p text:style-name="P3"><text:tab/><text:tab/><text:tab/><text:tab/><text:tab/>(impressum.html)<text:tab/>(kontakt.html)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0:57:03.964000000</meta:creation-date>
    <dc:date>2022-04-27T10:13:19.929000000</dc:date>
    <meta:editing-duration>PT7M26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9" meta:word-count="12" meta:character-count="313" meta:non-whitespace-character-count="136"/>
  </office:meta>
</office:document-meta>
</file>